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5ef6" officeooo:paragraph-rsid="000d5ef6"/>
    </style:style>
    <style:style style:name="P2" style:family="paragraph" style:parent-style-name="Standard">
      <style:paragraph-properties fo:text-align="start" style:justify-single-word="false"/>
      <style:text-properties officeooo:rsid="000d5ef6" officeooo:paragraph-rsid="000d5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EJAMENTO E DESENHO DE TESTE DE NAVEGABILIDADE DO SITE SENAI DE INFORMÁTICA</text:p>
      <text:p text:style-name="P1"/>
      <text:p text:style-name="P1">Andressa Nápoles de Oliveira, Programação FullStack, Turma 06-AP</text:p>
      <text:p text:style-name="P1"/>
      <text:p text:style-name="P2">O teste será feito utilizando a metologia de caixa preta, onde não teremos acesso ao código do site e as rotinas de teste serão feitas com base na visão do usuário. O usuário ira entrar no site do Senai, digitar por “informática” e logo em seguida clicar no botão de pesquisar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3:40:10.997000000</meta:creation-date>
    <dc:date>2022-09-10T13:47:23.852000000</dc:date>
    <meta:editing-duration>PT7M17S</meta:editing-duration>
    <meta:editing-cycles>1</meta:editing-cycles>
    <meta:document-statistic meta:table-count="0" meta:image-count="0" meta:object-count="0" meta:page-count="1" meta:paragraph-count="3" meta:word-count="71" meta:character-count="418" meta:non-whitespace-character-count="350"/>
    <meta:generator>LibreOffice/7.4.0.3$Windows_X86_64 LibreOffice_project/f85e47c08ddd19c015c0114a68350214f7066f5a</meta:generator>
  </office:meta>
</office:document-meta>
</file>